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2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objectwithoutfill">
      <style:graphic-properties svg:stroke-width="0.053cm" svg:stroke-color="#ff6d6d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53cm" svg:stroke-color="#ff6d6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84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836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6cm" svg:height="1cm" svg:x="3.6cm" svg:y="0.8cm">
          <text:p text:style-name="P1">PsipredSit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6cm" svg:height="1cm" svg:x="3.6cm" svg:y="2.8cm">
          <text:p text:style-name="P1">DisplayAre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6cm" svg:height="1cm" svg:x="1.2cm" svg:y="5.7cm">
          <text:p text:style-name="P1">MainFor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cm" svg:x="1.2cm" svg:y="6.9cm">
          <text:p text:style-name="P1">Sideba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6cm" svg:height="1cm" svg:x="6.2cm" svg:y="5.7cm">
          <text:p text:style-name="P1">ResultsMain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8cm" svg:height="1cm" svg:x="7.8cm" svg:y="9.1cm">
          <text:p text:style-name="P1">ResultsSidebarTi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cm" svg:x="7.8cm" svg:y="10.3cm">
          <text:p text:style-name="P1">ResultsSidebarDownlo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cm" svg:x="7.8cm" svg:y="11.5cm">
          <text:p text:style-name="P1">ResultsSidebarResubmiss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cm" svg:height="1cm" svg:x="4.1cm" svg:y="9.1cm">
          <text:p text:style-name="P1">ResultsSequen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cm" svg:x="4.1cm" svg:y="10.3cm">
          <text:p text:style-name="P1">ResultsStructur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4.9cm" svg:y1="1.8cm" svg:x2="4.9cm" svg:y2="2.8cm" draw:start-shape="id1" draw:start-glue-point="2" draw:end-shape="id2" draw:end-glue-point="0" svg:d="M4900 1800v1000" svg:viewBox="0 0 1 1001">
          <text:p/>
        </draw:connector>
        <draw:connector draw:style-name="gr5" draw:text-style-name="P2" draw:layer="layout" svg:x1="4.9cm" svg:y1="3.8cm" svg:x2="2.5cm" svg:y2="5.7cm" draw:start-shape="id2" draw:start-glue-point="2" draw:end-shape="id3" draw:end-glue-point="0" svg:d="M4900 3800v950h-2400v950" svg:viewBox="0 0 2401 1901">
          <text:p/>
        </draw:connector>
        <draw:connector draw:style-name="gr5" draw:text-style-name="P2" draw:layer="layout" svg:x1="4.9cm" svg:y1="3.8cm" svg:x2="7.5cm" svg:y2="5.7cm" draw:start-shape="id2" draw:start-glue-point="2" draw:end-shape="id4" draw:end-glue-point="0" svg:d="M4900 3800v950h2600v950" svg:viewBox="0 0 2601 1901">
          <text:p/>
        </draw:connector>
        <draw:connector draw:style-name="gr5" draw:text-style-name="P2" draw:layer="layout" svg:x1="7.5cm" svg:y1="6.7cm" svg:x2="10.2cm" svg:y2="9.1cm" draw:start-shape="id4" draw:start-glue-point="2" draw:end-shape="id5" draw:end-glue-point="0" svg:d="M7500 6700v1200h2700v1200" svg:viewBox="0 0 2701 2401">
          <text:p/>
        </draw:connector>
        <draw:connector draw:style-name="gr5" draw:text-style-name="P2" draw:layer="layout" svg:x1="7.5cm" svg:y1="6.7cm" svg:x2="5.6cm" svg:y2="9.1cm" draw:start-shape="id4" draw:start-glue-point="2" draw:end-shape="id6" draw:end-glue-point="0" svg:d="M7500 6700v1200h-1900v1200" svg:viewBox="0 0 1901 2401">
          <text:p/>
        </draw:connector>
        <draw:custom-shape draw:style-name="gr6" draw:text-style-name="P3" draw:layer="layout" svg:width="0.4cm" svg:height="3.2cm" svg:x="3.1cm" svg:y="0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1.7cm" svg:height="0.645cm" svg:x="1.5cm" svg:y="1.9cm">
          <draw:text-box>
            <text:p text:style-name="P4"><text:span text:style-name="T1">index.js</text:span></text:p>
          </draw:text-box>
        </draw:frame>
        <draw:custom-shape draw:style-name="gr8" draw:text-style-name="P3" draw:layer="layout" svg:width="0.4cm" svg:height="1.2cm" svg:x="5.8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5" draw:layer="layout" svg:width="1.9cm" svg:height="0.645cm" svg:x="4.1cm" svg:y="5.8cm">
          <draw:text-box>
            <text:p text:style-name="P4"><text:span text:style-name="T1">results.j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9-14T13:48:47.665210316</meta:creation-date>
    <dc:date>2022-09-14T14:05:14.574722413</dc:date>
    <meta:editing-duration>PT6M16S</meta:editing-duration>
    <meta:editing-cycles>1</meta:editing-cycles>
    <meta:document-statistic meta:object-count="42"/>
    <meta:generator>LibreOffice/6.4.7.2$Linux_X86_64 LibreOffice_project/40$Build-2</meta:generator>
  </office:meta>
</office:document-meta>
</file>